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_run____test_best_scores_other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655367231638418" calcext:value-type="float">
            <text:p>0.655367231638418</text:p>
          </table:table-cell>
          <table:table-cell office:value-type="float" office:value="0.634782608695652" calcext:value-type="float">
            <text:p>0.634782608695652</text:p>
          </table:table-cell>
          <table:table-cell office:value-type="float" office:value="0.680652680652681" calcext:value-type="float">
            <text:p>0.680652680652681</text:p>
          </table:table-cell>
          <table:table-cell office:value-type="float" office:value="0.656917885264342" calcext:value-type="float">
            <text:p>0.656917885264342</text:p>
          </table:table-cell>
          <table:table-cell table:formula="of:=[.A2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56497175141243" calcext:value-type="float">
            <text:p>0.656497175141243</text:p>
          </table:table-cell>
          <table:table-cell office:value-type="float" office:value="0.639198218262806" calcext:value-type="float">
            <text:p>0.639198218262806</text:p>
          </table:table-cell>
          <table:table-cell office:value-type="float" office:value="0.668997668997669" calcext:value-type="float">
            <text:p>0.668997668997669</text:p>
          </table:table-cell>
          <table:table-cell office:value-type="float" office:value="0.65375854214123" calcext:value-type="float">
            <text:p>0.65375854214123</text:p>
          </table:table-cell>
          <table:table-cell table:formula="of:=[.A3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58757062146893" calcext:value-type="float">
            <text:p>0.658757062146893</text:p>
          </table:table-cell>
          <table:table-cell office:value-type="float" office:value="0.622823984526112" calcext:value-type="float">
            <text:p>0.622823984526112</text:p>
          </table:table-cell>
          <table:table-cell table:style-name="ce1" office:value-type="float" office:value="0.750582750582751" calcext:value-type="float">
            <text:p>0.750582750582751</text:p>
          </table:table-cell>
          <table:table-cell office:value-type="float" office:value="0.680761099365751" calcext:value-type="float">
            <text:p>0.680761099365751</text:p>
          </table:table-cell>
          <table:table-cell table:formula="of:=[.A4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36158192090395" calcext:value-type="float">
            <text:p>0.636158192090395</text:p>
          </table:table-cell>
          <table:table-cell office:value-type="float" office:value="0.618101545253863" calcext:value-type="float">
            <text:p>0.618101545253863</text:p>
          </table:table-cell>
          <table:table-cell office:value-type="float" office:value="0.652680652680653" calcext:value-type="float">
            <text:p>0.652680652680653</text:p>
          </table:table-cell>
          <table:table-cell office:value-type="float" office:value="0.634920634920635" calcext:value-type="float">
            <text:p>0.634920634920635</text:p>
          </table:table-cell>
          <table:table-cell table:formula="of:=[.A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68135593220339" calcext:value-type="float">
            <text:p>0.68135593220339</text:p>
          </table:table-cell>
          <table:table-cell office:value-type="float" office:value="0.691906005221932" calcext:value-type="float">
            <text:p>0.691906005221932</text:p>
          </table:table-cell>
          <table:table-cell office:value-type="float" office:value="0.617715617715618" calcext:value-type="float">
            <text:p>0.617715617715618</text:p>
          </table:table-cell>
          <table:table-cell office:value-type="float" office:value="0.652709359605911" calcext:value-type="float">
            <text:p>0.652709359605911</text:p>
          </table:table-cell>
          <table:table-cell table:formula="of:=[.A6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table:style-name="ce1" office:value-type="float" office:value="0.696045197740113" calcext:value-type="float">
            <text:p>0.696045197740113</text:p>
          </table:table-cell>
          <table:table-cell table:style-name="ce1" office:value-type="float" office:value="0.692307692307692" calcext:value-type="float">
            <text:p>0.692307692307692</text:p>
          </table:table-cell>
          <table:table-cell office:value-type="float" office:value="0.671328671328671" calcext:value-type="float">
            <text:p>0.671328671328671</text:p>
          </table:table-cell>
          <table:table-cell office:value-type="float" office:value="0.681656804733728" calcext:value-type="float">
            <text:p>0.681656804733728</text:p>
          </table:table-cell>
          <table:table-cell table:formula="of:=[.A7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62146892655367" calcext:value-type="float">
            <text:p>0.662146892655367</text:p>
          </table:table-cell>
          <table:table-cell office:value-type="float" office:value="0.648401826484018" calcext:value-type="float">
            <text:p>0.648401826484018</text:p>
          </table:table-cell>
          <table:table-cell office:value-type="float" office:value="0.662004662004662" calcext:value-type="float">
            <text:p>0.662004662004662</text:p>
          </table:table-cell>
          <table:table-cell office:value-type="float" office:value="0.655132641291811" calcext:value-type="float">
            <text:p>0.655132641291811</text:p>
          </table:table-cell>
          <table:table-cell table:formula="of:=[.A8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680225988700565" calcext:value-type="float">
            <text:p>0.680225988700565</text:p>
          </table:table-cell>
          <table:table-cell office:value-type="float" office:value="0.65531914893617" calcext:value-type="float">
            <text:p>0.65531914893617</text:p>
          </table:table-cell>
          <table:table-cell office:value-type="float" office:value="0.717948717948718" calcext:value-type="float">
            <text:p>0.717948717948718</text:p>
          </table:table-cell>
          <table:table-cell table:style-name="ce1" office:value-type="float" office:value="0.685205784204672" calcext:value-type="float">
            <text:p>0.685205784204672</text:p>
          </table:table-cell>
          <table:table-cell table:formula="of:=[.A9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64406779661017" calcext:value-type="float">
            <text:p>0.664406779661017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.699300699300699" calcext:value-type="float">
            <text:p>0.699300699300699</text:p>
          </table:table-cell>
          <table:table-cell office:value-type="float" office:value="0.668896321070234" calcext:value-type="float">
            <text:p>0.668896321070234</text:p>
          </table:table-cell>
          <table:table-cell table:formula="of:=[.A10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38418079096045" calcext:value-type="float">
            <text:p>0.638418079096045</text:p>
          </table:table-cell>
          <table:table-cell office:value-type="float" office:value="0.624713958810069" calcext:value-type="float">
            <text:p>0.624713958810069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630484988452656" calcext:value-type="float">
            <text:p>0.630484988452656</text:p>
          </table:table-cell>
          <table:table-cell table:formula="of:=[.A11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73446327683616" calcext:value-type="float">
            <text:p>0.673446327683616</text:p>
          </table:table-cell>
          <table:table-cell office:value-type="float" office:value="0.645833333333333" calcext:value-type="float">
            <text:p>0.645833333333333</text:p>
          </table:table-cell>
          <table:table-cell office:value-type="float" office:value="0.722610722610723" calcext:value-type="float">
            <text:p>0.722610722610723</text:p>
          </table:table-cell>
          <table:table-cell office:value-type="float" office:value="0.682068206820682" calcext:value-type="float">
            <text:p>0.682068206820682</text:p>
          </table:table-cell>
          <table:table-cell table:formula="of:=[.A12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670056497175141" calcext:value-type="float">
            <text:p>0.670056497175141</text:p>
          </table:table-cell>
          <table:table-cell office:value-type="float" office:value="0.658932714617169" calcext:value-type="float">
            <text:p>0.658932714617169</text:p>
          </table:table-cell>
          <table:table-cell office:value-type="float" office:value="0.662004662004662" calcext:value-type="float">
            <text:p>0.662004662004662</text:p>
          </table:table-cell>
          <table:table-cell office:value-type="float" office:value="0.66046511627907" calcext:value-type="float">
            <text:p>0.66046511627907</text:p>
          </table:table-cell>
          <table:table-cell table:formula="of:=[.A13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645197740112994" calcext:value-type="float">
            <text:p>0.645197740112994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0.655701754385965" calcext:value-type="float">
            <text:p>0.655701754385965</text:p>
          </table:table-cell>
          <table:table-cell table:formula="of:=[.A14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668926553672316" calcext:value-type="float">
            <text:p>0.668926553672316</text:p>
          </table:table-cell>
          <table:table-cell office:value-type="float" office:value="0.645299145299145" calcext:value-type="float">
            <text:p>0.645299145299145</text:p>
          </table:table-cell>
          <table:table-cell office:value-type="float" office:value="0.703962703962704" calcext:value-type="float">
            <text:p>0.703962703962704</text:p>
          </table:table-cell>
          <table:table-cell office:value-type="float" office:value="0.673355629877369" calcext:value-type="float">
            <text:p>0.673355629877369</text:p>
          </table:table-cell>
          <table:table-cell table:formula="of:=[.A15]" office:value-type="string" office:string-value="give_model_60" calcext:value-type="string">
            <text:p>give_model_6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696045197740113" calcext:value-type="float">
            <text:p>0.696045197740113</text:p>
          </table:table-cell>
          <table:table-cell table:formula="of:=MAX([.C2:.C15])" office:value-type="float" office:value="0.692307692307692" calcext:value-type="float">
            <text:p>0.692307692307692</text:p>
          </table:table-cell>
          <table:table-cell table:formula="of:=MAX([.D2:.D15])" office:value-type="float" office:value="0.750582750582751" calcext:value-type="float">
            <text:p>0.750582750582751</text:p>
          </table:table-cell>
          <table:table-cell table:formula="of:=MAX([.E2:.E15])" office:value-type="float" office:value="0.685205784204672" calcext:value-type="float">
            <text:p>0.685205784204672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30" calcext:value-type="string">
            <text:p>give_model_30</text:p>
          </table:table-cell>
          <table:table-cell table:style-name="ce2" table:formula="of:=VLOOKUP([.C17];[.C2:.F15];4;0)" office:value-type="string" office:string-value="give_model_30" calcext:value-type="string">
            <text:p>give_model_30</text:p>
          </table:table-cell>
          <table:table-cell table:style-name="ce2" table:formula="of:=VLOOKUP([.D17];[.D2:.F15];3;0)" office:value-type="string" office:string-value="give_model_10" calcext:value-type="string">
            <text:p>give_model_10</text:p>
          </table:table-cell>
          <table:table-cell table:style-name="ce2" table:formula="of:=VLOOKUP([.E17];[.E2:.F15];2;0)" office:value-type="string" office:string-value="give_model_40" calcext:value-type="string">
            <text:p>give_model_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3T20:47:01.252502129</dc:date>
    <meta:editing-duration>PT7M13S</meta:editing-duration>
    <meta:editing-cycles>2</meta:editing-cycles>
    <meta:document-statistic meta:table-count="1" meta:cell-count="100" meta:object-count="0"/>
  </office:meta>
</office:document-meta>
</file>